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leObj1" manifest:media-type="application/octet-stream"/>
  <manifest:file-entry manifest:full-path="settings.xml" manifest:media-type="text/xml"/>
  <manifest:file-entry manifest:full-path="OleObj2" manifest:media-type="application/octet-stream"/>
  <manifest:file-entry manifest:full-path="OleObj3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OleObj4" manifest:media-type="application/octet-stream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Symbol" svg:font-family="Symbol"/>
    <style:font-face style:name="arial" svg:font-family="arial, sans-serif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fo:margin-left="0cm" table:align="left" style:may-break-between-rows="true" style:writing-mode="lr-tb"/>
    </style:style>
    <style:style style:name="Tabela1.A" style:family="table-column">
      <style:table-column-properties style:column-width="2.999cm"/>
    </style:style>
    <style:style style:name="Tabela1.B" style:family="table-column">
      <style:table-column-properties style:column-width="1.896cm"/>
    </style:style>
    <style:style style:name="Tabela1.C" style:family="table-column">
      <style:table-column-properties style:column-width="6.429cm"/>
    </style:style>
    <style:style style:name="Tabela1.D" style:family="table-column">
      <style:table-column-properties style:column-width="5.676cm"/>
    </style:style>
    <style:style style:name="Tabela1.A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B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1" style:family="table-cell">
      <style:table-cell-properties fo:background-color="#dfdfd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B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3" style:family="table-row">
      <style:table-row-properties style:min-row-height="1.429cm"/>
    </style:style>
    <style:style style:name="Tabela1.A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B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C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D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1.A4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B4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C4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.D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line-height="120%" fo:text-align="justify" style:justify-single-word="false"/>
    </style:style>
    <style:style style:name="P3" style:family="paragraph" style:parent-style-name="Standard">
      <style:paragraph-properties fo:margin-left="-0.635cm" fo:margin-right="0cm" fo:line-height="100%" fo:text-align="justify" style:justify-single-word="false" fo:text-indent="0.635cm" style:auto-text-indent="false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6.999cm" style:type="right" style:leader-style="dotted" style:leader-text=".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2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2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28pt" fo:font-weight="normal" fo:background-color="transparent" style:font-name-asian="Arial" style:font-name-complex="Arial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6pt" fo:font-weight="normal" fo:background-color="transparent" style:font-name-asian="Arial" style:font-name-complex="Arial"/>
    </style:style>
    <style:style style:name="P11" style:family="paragraph" style:parent-style-name="Standard">
      <style:paragraph-properties fo:line-height="100%" fo:text-align="end" style:justify-single-word="false"/>
      <style:text-properties style:use-window-font-color="true" style:font-name="Arial" fo:font-size="16pt" fo:font-weight="normal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14" style:family="paragraph" style:parent-style-name="Standard">
      <style:paragraph-properties fo:line-height="200%" fo:text-align="justify" style:justify-single-word="false"/>
      <style:text-properties style:use-window-font-color="true" style:font-name="Arial" fo:font-size="12pt" fo:font-weight="normal" officeooo:paragraph-rsid="00094228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justify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17" style:family="paragraph" style:parent-style-name="Standard">
      <style:paragraph-properties fo:line-height="120%" fo:text-align="justify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18" style:family="paragraph" style:parent-style-name="Standard">
      <style:paragraph-properties fo:line-height="100%" fo:text-align="justify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19" style:family="paragraph" style:parent-style-name="Standard">
      <style:paragraph-properties fo:line-height="120%" fo:text-align="justify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20" style:family="paragraph" style:parent-style-name="Standard">
      <style:paragraph-properties fo:line-height="120%"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Arial" style:font-name-complex="Arial"/>
    </style:style>
    <style:style style:name="P21" style:family="paragraph" style:parent-style-name="Standard">
      <style:paragraph-properties fo:line-height="100%" fo:text-align="justify" style:justify-single-word="false"/>
    </style:style>
    <style:style style:name="P22" style:family="paragraph" style:parent-style-name="Standard">
      <style:paragraph-properties fo:line-height="100%" fo:text-align="justify" style:justify-single-word="false"/>
      <style:text-properties officeooo:paragraph-rsid="00094228"/>
    </style:style>
    <style:style style:name="P23" style:family="paragraph" style:parent-style-name="Standard">
      <style:paragraph-properties fo:line-height="100%" fo:text-align="justify" style:justify-single-word="false"/>
      <style:text-properties officeooo:paragraph-rsid="000aca1f"/>
    </style:style>
    <style:style style:name="P24" style:family="paragraph" style:parent-style-name="Standard">
      <style:paragraph-properties fo:line-height="120%" fo:text-align="justify" style:justify-single-word="false"/>
    </style:style>
    <style:style style:name="P25" style:family="paragraph" style:parent-style-name="Standard">
      <style:paragraph-properties fo:line-height="120%" fo:text-align="justify" style:justify-single-word="false"/>
      <style:text-properties officeooo:paragraph-rsid="000aca1f"/>
    </style:style>
    <style:style style:name="P26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27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28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29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0" style:family="paragraph" style:parent-style-name="Standard">
      <style:paragraph-properties fo:margin-left="0.06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1" style:family="paragraph" style:parent-style-name="Standard">
      <style:paragraph-properties fo:margin-left="0.053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32" style:family="paragraph" style:parent-style-name="Standard">
      <style:paragraph-properties fo:margin-left="0.053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3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34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35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6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7" style:family="paragraph" style:parent-style-name="Standard">
      <style:paragraph-properties fo:margin-top="0.423cm" fo:margin-bottom="0.212cm" loext:contextual-spacing="false" fo:line-height="100%" fo:text-align="start" style:justify-single-word="false"/>
    </style:style>
    <style:style style:name="P38" style:family="paragraph" style:parent-style-name="Standard">
      <style:paragraph-properties fo:margin-top="0.423cm" fo:margin-bottom="0.212cm" loext:contextual-spacing="false" fo:line-height="100%" fo:text-align="justify" style:justify-single-word="false"/>
    </style:style>
    <style:style style:name="P39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0" style:family="paragraph" style:parent-style-name="Standard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41" style:family="paragraph" style:parent-style-name="Standard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Arial" fo:font-size="12pt" fo:font-weight="bold" fo:background-color="transparent" loext:char-shading-value="0" style:font-name-asian="Arial" style:font-name-complex="Arial"/>
    </style:style>
    <style:style style:name="T3" style:family="text">
      <style:text-properties style:use-window-font-color="true" style:font-name="Arial" fo:font-size="12pt" fo:font-weight="bold" officeooo:rsid="00094228" fo:background-color="transparent" loext:char-shading-value="0" style:font-name-asian="Arial" style:font-name-complex="Arial"/>
    </style:style>
    <style:style style:name="T4" style:family="text">
      <style:text-properties style:use-window-font-color="true" style:font-name="Arial" fo:font-size="12pt" fo:font-weight="normal" fo:background-color="transparent" loext:char-shading-value="0" style:font-name-asian="Arial" style:font-name-complex="Arial"/>
    </style:style>
    <style:style style:name="T5" style:family="text">
      <style:text-properties fo:color="#000000" style:font-name="Arial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Arial" style:font-name-complex="Arial"/>
    </style:style>
    <style:style style:name="T6" style:family="text">
      <style:text-properties fo:color="#000000" style:font-name="Arial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Arial" style:font-name-complex="Arial"/>
    </style:style>
    <style:style style:name="T7" style:family="text">
      <style:text-properties fo:color="#000000" style:font-name="Arial" fo:font-size="12pt" fo:font-weight="bold" fo:background-color="transparent" loext:char-shading-value="0" style:font-name-asian="Arial" style:font-name-complex="Arial"/>
    </style:style>
    <style:style style:name="T8" style:family="text">
      <style:text-properties fo:color="#000000" style:font-name="Arial" fo:font-size="12pt" fo:font-weight="bold" officeooo:rsid="00094228" fo:background-color="transparent" loext:char-shading-value="0" style:font-name-asian="Arial" style:font-name-complex="Arial"/>
    </style:style>
    <style:style style:name="T9" style:family="text">
      <style:text-properties fo:color="#000000" style:font-name="Arial" fo:font-size="12pt" fo:font-weight="normal" fo:background-color="transparent" loext:char-shading-value="0" style:font-name-asian="Arial" style:font-name-complex="Arial"/>
    </style:style>
    <style:style style:name="T10" style:family="text">
      <style:text-properties fo:color="#000000" style:font-name="Arial" fo:font-size="12pt" fo:font-weight="normal" officeooo:rsid="00094228" fo:background-color="transparent" loext:char-shading-value="0" style:font-name-asian="Arial" style:font-name-complex="Arial"/>
    </style:style>
    <style:style style:name="T11" style:family="text">
      <style:text-properties officeooo:rsid="00094228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 draw:visible-area-top="0cm" draw:visible-area-width="5cm" draw:visible-area-height="5cm"/>
    </style:style>
    <style:style style:name="fr2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Documento de Requisitos</text:p>
      <text:p text:style-name="P10">Projeto: Gerador de Provas</text:p>
      <text:p text:style-name="P10">Versão <text:span text:style-name="T11">2</text:span>.0</text:p>
      <text:p text:style-name="P4"/>
      <text:p text:style-name="P4"/>
      <text:p text:style-name="P4"/>
      <text:p text:style-name="P4"/>
      <text:p text:style-name="P11">Autor(es): </text:p>
      <text:p text:style-name="P11">João Batista Gomes Silva</text:p>
      <text:p text:style-name="P11">Paulo Henrique Rodrigues Abreu</text:p>
      <text:p text:style-name="P11">Otacílio Rua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Público alvo</text:p>
      <text:p text:style-name="P7"/>
      <text:p text:style-name="P14"><text:tab/>O projeto possui como público principal os <text:span text:style-name="T11">Docente</text:span> de todas as esferas, do ensino fundamental ao ensino superior, que necessitam elaborar/gerar avaliações de maneira simples e descomplicada. </text:p>
      <text:p text:style-name="P4"/>
      <text:p text:style-name="P4"/>
      <text:p text:style-name="P12">Histórico de versões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6">Data</text:p>
          </table:table-cell>
          <table:table-cell table:style-name="Tabela1.B1" office:value-type="string">
            <text:p text:style-name="P28">Versão</text:p>
          </table:table-cell>
          <table:table-cell table:style-name="Tabela1.C1" office:value-type="string">
            <text:p text:style-name="P28">Descrição</text:p>
          </table:table-cell>
          <table:table-cell table:style-name="Tabela1.D1" office:value-type="string">
            <text:p text:style-name="P31">Autor</text:p>
          </table:table-cell>
        </table:table-row>
        <table:table-row>
          <table:table-cell table:style-name="Tabela1.A2" office:value-type="string">
            <text:p text:style-name="P27">20/06/2017</text:p>
          </table:table-cell>
          <table:table-cell table:style-name="Tabela1.B2" office:value-type="string">
            <text:p text:style-name="P29">2.0</text:p>
          </table:table-cell>
          <table:table-cell table:style-name="Tabela1.C2" office:value-type="string">
            <text:p text:style-name="P30">Atualização dos Diagramas, Desenvolvimento dos Models</text:p>
          </table:table-cell>
          <table:table-cell table:style-name="Tabela1.D2" office:value-type="string">
            <text:p text:style-name="P32">João Batista Gomes Silva</text:p>
          </table:table-cell>
        </table:table-row>
        <table:table-row table:style-name="Tabela1.3">
          <table:table-cell table:style-name="Tabela1.A3" office:value-type="string">
            <text:p text:style-name="P27"><text:s/>23/06/2017</text:p>
          </table:table-cell>
          <table:table-cell table:style-name="Tabela1.B3" office:value-type="string">
            <text:p text:style-name="P29">2.0</text:p>
          </table:table-cell>
          <table:table-cell table:style-name="Tabela1.C3" office:value-type="string">
            <text:p text:style-name="P30">Criação dos Models e Views.</text:p>
            <text:p text:style-name="P30">Criação do Modelo Relacional.</text:p>
          </table:table-cell>
          <table:table-cell table:style-name="Tabela1.D3" office:value-type="string">
            <text:p text:style-name="P32">Paulo Henrique Rodrigues Abreu</text:p>
          </table:table-cell>
        </table:table-row>
        <table:table-row>
          <table:table-cell table:style-name="Tabela1.A4" office:value-type="string">
            <text:p text:style-name="P27">19/06/2017</text:p>
          </table:table-cell>
          <table:table-cell table:style-name="Tabela1.B4" office:value-type="string">
            <text:p text:style-name="P29">2.0</text:p>
          </table:table-cell>
          <table:table-cell table:style-name="Tabela1.C4" office:value-type="string">
            <text:p text:style-name="P30">Atualizações dos Diagramas</text:p>
          </table:table-cell>
          <table:table-cell table:style-name="Tabela1.D4" office:value-type="string">
            <text:p text:style-name="P32">Otacílio Ruas</text:p>
          </table:table-cell>
        </table:table-row>
      </table:table>
      <text:p text:style-name="P4"/>
      <text:p text:style-name="P4"/>
      <text:p text:style-name="P4"/>
      <text:p text:style-name="P33">Sumário</text:p>
      <text:list xml:id="list4169048888" text:style-name="L1">
        <text:list-item>
          <text:p text:style-name="P39">Introdução<text:tab/>3</text:p>
        </text:list-item>
        <text:list-item>
          <text:p text:style-name="P39">Definição de requisitos de usuário<text:tab/>3</text:p>
        </text:list-item>
        <text:list-item>
          <text:p text:style-name="P39">Especificação de requisitos de sistema<text:tab/>4</text:p>
        </text:list-item>
        <text:list-item>
          <text:p text:style-name="P39">Modelos de sistema<text:tab/>11</text:p>
        </text:list-item>
      </text:list>
      <text:p text:style-name="P5"/>
      <text:p text:style-name="P35"/>
      <text:p text:style-name="P3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1. Introdução</text:p>
      <text:p text:style-name="P6"/>
      <text:p text:style-name="P15">A necessidade de elaborar avaliações é uma realidade, algo inevitável na vida acadêmica. Tal processo além de desgastante se torna dificultoso para profissionais que não possuem familiaridade com as novas tecnologias. Outro problema existente é o gerenciamento de tais avaliações, como o ano de elaboração e turmas que devem ser aplicadas.</text:p>
      <text:p text:style-name="P6"/>
      <text:p text:style-name="P1"><text:span text:style-name="T4">Ciente de tal realidade, o </text:span><text:span text:style-name="T2">Gerenciador de Provas</text:span><text:span text:style-name="T4"> vem com o intuito de facilitar e agilizar os processos acima citados, proporcionando uma área de gerenciamento (cadastro, edição, remoção e pesquisa) de turmas, disciplinas, questões e avaliações. O mesmo também possui como uma das suas principais funcionalidades, como o próprio nome insinua, gerar provas, inicialmente em PDF.</text:span></text:p>
      <text:p text:style-name="P36"/>
      <text:p text:style-name="P34">2. Definição de requisitos de usuário</text:p>
      <text:p text:style-name="P37"><text:span text:style-name="T2">2.1 Requisitos Funcionais</text:span></text:p>
      <text:p text:style-name="P6"/>
      <text:p text:style-name="P13">[RF00<text:span text:style-name="T11">1</text:span>] Gerenciamento de Disciplinas</text:p>
      <text:p text:style-name="P6"/>
      <text:p text:style-name="P1"><text:span text:style-name="T5">Descrição</text:span><text:span text:style-name="T7">: </text:span><text:span text:style-name="T9">Um conjunto de funcionalidades que tem como objetivo: </text:span><text:span text:style-name="T7">inserir, </text:span><text:span text:style-name="T8">Listar</text:span><text:span text:style-name="T9"> e </text:span><text:span text:style-name="T7">excluir</text:span><text:span text:style-name="T9"> disciplinas.</text:span></text:p>
      <text:p text:style-name="P6"/>
      <text:p text:style-name="P13">[RF00<text:span text:style-name="T11">2</text:span>] Gerenciamento de questões abertas e de múltipla escolha</text:p>
      <text:p text:style-name="P6"/>
      <text:p text:style-name="P22"><text:span text:style-name="T5">Descrição</text:span><text:span text:style-name="T9">: Um conjunto de funcionalidades que tem como objetivo: </text:span><text:span text:style-name="T10">i</text:span><text:span text:style-name="T7">nserir, </text:span><text:span text:style-name="T8">Listar</text:span><text:span text:style-name="T9"> e </text:span><text:span text:style-name="T7">excluir</text:span><text:span text:style-name="T9"> questões.</text:span></text:p>
      <text:p text:style-name="P6"/>
      <text:p text:style-name="P13">[RF00<text:span text:style-name="T11">3</text:span>] Gerenciamento de Provas</text:p>
      <text:p text:style-name="P6"/>
      <text:p text:style-name="P22"><text:span text:style-name="T5">Descrição</text:span><text:span text:style-name="T9">: Um conjunto de funcionalidades que tem como objetivo: </text:span><text:span text:style-name="T7">inserir, </text:span><text:span text:style-name="T8">Listar</text:span><text:span text:style-name="T9"> e </text:span><text:span text:style-name="T7">excluir</text:span><text:span text:style-name="T9"> provas. Podendo também </text:span><text:span text:style-name="T7">gerar o documento</text:span><text:span text:style-name="T9"> PDF para impressão ou armazenar em memória.</text:span></text:p>
      <text:p text:style-name="P6"/>
      <text:p text:style-name="P16">[RF00<text:span text:style-name="T11">4</text:span>] Gerecimento de Usuários</text:p>
      <text:p text:style-name="P6"/>
      <text:p text:style-name="P1"><text:span text:style-name="T5">Descrição</text:span><text:span text:style-name="T9">: Um conjunto de funcionalidades que tem como objetivo </text:span><text:span text:style-name="T7">cadastrar</text:span><text:span text:style-name="T9"> usuários e </text:span><text:span text:style-name="T7">validar</text:span><text:span text:style-name="T9"> acesso (login/logout).</text:span></text:p>
      <text:p text:style-name="P6"/>
      <text:p text:style-name="P33">2.2 Requisitos não Funcionais</text:p>
      <text:p text:style-name="P6"/>
      <text:p text:style-name="P18">Nenhuma informação requerida pelo cliente. Sistema não é crítico e nem necessita de exigências avançadas.</text:p>
      <text:p text:style-name="P6"/>
      <text:p text:style-name="P6"/>
      <text:p text:style-name="P6"/>
      <text:p text:style-name="P6"/>
      <text:p text:style-name="P6"/>
      <text:p text:style-name="P6"/>
      <text:p text:style-name="P34"><text:soft-page-break/>3. Especificação de requisitos de sistema</text:p>
      <text:p text:style-name="P38"><text:span text:style-name="T2">3.1 Requisitos Funcionais</text:span></text:p>
      <text:p text:style-name="P6"/>
      <text:p text:style-name="P13">[RF00<text:span text:style-name="T11">1</text:span>] Cadastrar Prova</text:p>
      <text:p text:style-name="P6"/>
      <text:p text:style-name="P1"><text:span text:style-name="T5">Descrição</text:span><text:span text:style-name="T7">:</text:span><text:span text:style-name="T9"> Essa função tem como objetivo inserir as provas no sistema. Cada prova tem </text:span><text:span text:style-name="T7">descrição, disciplina, questões e turma. </text:span></text:p>
      <text:p text:style-name="P18">Obs.: É possível criar uma prova sem necessariamente ter que salvar a mesma no sistema, dessa forma pode-se optar por apenas gerar um documento para impressão PDF/DOC.</text:p>
      <text:p text:style-name="P1"><text:span text:style-name="T9">Isso pode ser melhor entendido no Diagrama de Atividade, no tópico </text:span><text:span text:style-name="T2">4.4 Diagrama de Atividade</text:span><text:span text:style-name="T9">.</text:span></text:p>
      <text:p text:style-name="P8"/>
      <text:p text:style-name="P2"><text:span text:style-name="T5">Pré condições</text:span><text:span text:style-name="T7">: </text:span><text:span text:style-name="T9">Usuário está logado em sua conta. É necessário existir </text:span><text:span text:style-name="T7">disciplina, questões e turma </text:span><text:span text:style-name="T9">já cadastrados no sistema.</text:span></text:p>
      <text:p text:style-name="P8"/>
      <text:p text:style-name="P2"><text:span text:style-name="T5">Fluxo principal</text:span><text:span text:style-name="T7">: </text:span></text:p>
      <text:p text:style-name="P19"><text:s text:c="4"/>- O sistema recebe os dados necessários para efetuar o cadastro da prova. </text:p>
      <text:p text:style-name="P19"><text:s text:c="4"/>- Os dados são validados pelo sistema e salvos no banco de dados.</text:p>
      <text:p text:style-name="P8"/>
      <text:p text:style-name="P20">Fluxos secundários de eventos:</text:p>
      <text:p text:style-name="P8"/>
      <text:p text:style-name="P17">Dados fornecidos inválidos</text:p>
      <text:p text:style-name="P2"><text:span text:style-name="T6">Campos não preenchidos</text:span><text:span text:style-name="T9">: O usuário poderá não preencher todos os campos necessários.</text:span></text:p>
      <text:p text:style-name="P2"><text:span text:style-name="T6">Ação tomada</text:span><text:span text:style-name="T9">:</text:span><text:span text:style-name="T7"> </text:span><text:span text:style-name="T9">Uma mensagem referente ao campo a ser preenchido será exibida.</text:span></text:p>
      <text:p text:style-name="P6"/>
      <text:p text:style-name="P13">[RF006] Excluir Prova</text:p>
      <text:p text:style-name="P6"/>
      <text:p text:style-name="P1"><text:span text:style-name="T5">Descrição</text:span><text:span text:style-name="T7">: </text:span><text:span text:style-name="T9">Essa função tem o objetivo simples de excluir uma prova escolhida. A prova deve ser selecionada pela sua descrição e excluída após o usuário confirmar que deseja realmente excluir. (Obs.: A descrição é só para que o usuário identifique a prova, mas é importante lembrar que todos os objetos têm códigos únicos identificadores que só são citados no documento quando os mesmos têm propriedade de chave candidata).</text:span></text:p>
      <text:p text:style-name="P8"/>
      <text:p text:style-name="P2"><text:span text:style-name="T5">Pré condições</text:span><text:span text:style-name="T7">: </text:span><text:span text:style-name="T9">Usuário está logado em sua conta.</text:span></text:p>
      <text:p text:style-name="P8"/>
      <text:p text:style-name="P2"><text:span text:style-name="T5">Fluxo principal</text:span><text:span text:style-name="T7">: </text:span></text:p>
      <text:p text:style-name="P19"><text:s text:c="4"/>- O sistema recebe o código único selecionado de formal automática quando o usuário escolher a prova através da descrição que identifico-a para o usuário e exclui a mesma.</text:p>
      <text:p text:style-name="P8"/>
      <text:p text:style-name="P8"/>
      <text:p text:style-name="P20">Fluxos secundários de eventos:</text:p>
      <text:p text:style-name="P18"><text:s text:c="4"/>-Sem fluxo secundário.</text:p>
      <text:p text:style-name="P6"/>
      <text:p text:style-name="P6"/>
      <text:p text:style-name="P13">[RF007] Exportar Prova para PDF/DOC</text:p>
      <text:p text:style-name="P6"/>
      <text:p text:style-name="P1"><text:soft-page-break/><text:span text:style-name="T5">Descrição</text:span><text:span text:style-name="T7">: </text:span><text:span text:style-name="T9">Essa função tem o objetivo de selecionar alguma prova escolhida pelo usuário e gerar um documento PDF/DOC.</text:span></text:p>
      <text:p text:style-name="P18">Para isso é necessário usar alguma biblioteca que permita a geração de documentos nos formatos citados acima.</text:p>
      <text:p text:style-name="P8"/>
      <text:p text:style-name="P2"><text:span text:style-name="T5">Pré condições</text:span><text:span text:style-name="T7">: </text:span><text:span text:style-name="T9">Usuário está logado em sua conta. Existir prova cadastrada.</text:span></text:p>
      <text:p text:style-name="P8"/>
      <text:p text:style-name="P2"><text:span text:style-name="T5">Fluxo principal</text:span><text:span text:style-name="T7">: </text:span></text:p>
      <text:p text:style-name="P19"><text:s text:c="4"/>-O sistema recebe o código único selecionado de formal automática quando o usuário escolher a prova através da descrição que identifico-a para o usuário.</text:p>
      <text:p text:style-name="P19"><text:s text:c="4"/>-Faz comunicação com a biblioteca/API e gera o PDF/DOC.</text:p>
      <text:p text:style-name="P8"/>
      <text:p text:style-name="P20">Fluxos secundários de eventos:</text:p>
      <text:p text:style-name="P18"><text:s text:c="4"/>-Sem fluxo secundário.</text:p>
      <text:p text:style-name="P6"/>
      <text:p text:style-name="P13">[RF008] Cadastrar Disciplina</text:p>
      <text:p text:style-name="P6"/>
      <text:p text:style-name="P1"><text:span text:style-name="T5">Descrição</text:span><text:span text:style-name="T7">:</text:span><text:span text:style-name="T9"> Essa função tem como objetivo inserir as disciplinas no sistema. Cada disciplina tem </text:span><text:span text:style-name="T7">nome e descrição</text:span><text:span text:style-name="T9">. </text:span></text:p>
      <text:p text:style-name="P8"/>
      <text:p text:style-name="P2"><text:span text:style-name="T5">Pré condições</text:span><text:span text:style-name="T7">: </text:span><text:span text:style-name="T9">Usuário está logado em sua conta.</text:span></text:p>
      <text:p text:style-name="P8"/>
      <text:p text:style-name="P2"><text:span text:style-name="T5">Fluxo principal</text:span><text:span text:style-name="T7">: </text:span></text:p>
      <text:p text:style-name="P19"><text:s text:c="4"/>- O sistema recebe os dados necessários para efetuar o cadastro da disciplina. </text:p>
      <text:p text:style-name="P19"><text:s text:c="4"/>- Os dados são validados pelo sistema e salvos no banco de dados.</text:p>
      <text:p text:style-name="P8"/>
      <text:p text:style-name="P20">Fluxos secundários de eventos:</text:p>
      <text:p text:style-name="P8"/>
      <text:p text:style-name="P17">Dados fornecidos inválidos</text:p>
      <text:p text:style-name="P2"><text:span text:style-name="T6">Campos não preenchidos</text:span><text:span text:style-name="T9">: O usuário poderá não preencher todos os campos necessários.</text:span></text:p>
      <text:p text:style-name="P1"><text:span text:style-name="T6">Ação tomada</text:span><text:span text:style-name="T9">:</text:span><text:span text:style-name="T7"> </text:span><text:span text:style-name="T9">Uma mensagem referente ao campo a ser preenchido será exibida.</text:span></text:p>
      <text:p text:style-name="P6"/>
      <text:p text:style-name="P6"/>
      <text:p text:style-name="P13">[RF010] Excluir Disciplina</text:p>
      <text:p text:style-name="P6"/>
      <text:p text:style-name="P1"><text:span text:style-name="T5">Descrição</text:span><text:span text:style-name="T7">: </text:span><text:span text:style-name="T9">Essa função tem o objetivo simples de excluir uma disciplina. A disciplina deve ser selecionada pelo seu nome e excluída após o usuário confirmar que deseja realmente excluir. </text:span></text:p>
      <text:p text:style-name="P8"/>
      <text:p text:style-name="P2"><text:span text:style-name="T5">Pré condições</text:span><text:span text:style-name="T7">: </text:span><text:span text:style-name="T9">Usuário está logado em sua conta.</text:span></text:p>
      <text:p text:style-name="P8"/>
      <text:p text:style-name="P2"><text:span text:style-name="T5">Fluxo principal</text:span><text:span text:style-name="T7">: </text:span></text:p>
      <text:p text:style-name="P19"><text:s text:c="4"/>- O sistema recebe o código único selecionado através de alguma funcionalidade de interface para seleção de dados e exclui a disciplina referenciada. </text:p>
      <text:p text:style-name="P8"/>
      <text:p text:style-name="P20">Fluxos secundários de eventos:</text:p>
      <text:p text:style-name="P18"><text:s text:c="4"/>-Sem fluxo secundário.</text:p>
      <text:p text:style-name="P6"><text:soft-page-break/></text:p>
      <text:p text:style-name="P6"/>
      <text:p text:style-name="P13">[RF011] Cadastrar Questões</text:p>
      <text:p text:style-name="P6"/>
      <text:p text:style-name="P1"><text:span text:style-name="T5">Descrição</text:span><text:span text:style-name="T7">:</text:span><text:span text:style-name="T9"> Essa função tem como objetivo inserir as questões no sistema. Cada questão tem </text:span><text:span text:style-name="T7">texto</text:span><text:span text:style-name="T9"> e </text:span><text:span text:style-name="T7">comentário. </text:span><text:span text:style-name="T9">A questão pode ser do tipo </text:span><text:span text:style-name="T7">aberta</text:span><text:span text:style-name="T9"> ou </text:span><text:span text:style-name="T7">múltipla</text:span><text:span text:style-name="T9"> escolha. No caso de ser aberta o usuário pode guardar uma </text:span><text:span text:style-name="T7">resposta guia</text:span><text:span text:style-name="T9">, mas não é obrigatório. Caso seja de múltipla escolha é obrigatório que sejam cadastradas as </text:span><text:span text:style-name="T7">alternativas</text:span><text:span text:style-name="T9"> e qual é a </text:span><text:span text:style-name="T7">alternativa correta</text:span><text:span text:style-name="T9">. Uma questão pode ter 1 ou mais </text:span><text:span text:style-name="T7">imagens</text:span><text:span text:style-name="T9">.</text:span></text:p>
      <text:p text:style-name="P8"/>
      <text:p text:style-name="P2"><text:span text:style-name="T5">Pré condições</text:span><text:span text:style-name="T7">: </text:span><text:span text:style-name="T9">Usuário está logado em sua conta.</text:span></text:p>
      <text:p text:style-name="P8"/>
      <text:p text:style-name="P2"><text:span text:style-name="T5">Fluxo principal</text:span><text:span text:style-name="T7">: </text:span></text:p>
      <text:p text:style-name="P19"><text:s text:c="4"/>- O usuário escolhe se é aberta ou de múltipla escolha</text:p>
      <text:p text:style-name="P19"><text:s text:c="4"/>- O sistema recebe os dados necessários para efetuar o cadastro da questão. </text:p>
      <text:p text:style-name="P19"><text:s text:c="4"/>- Os dados são validados pelo sistema e salvos no banco de dados.</text:p>
      <text:p text:style-name="P8"/>
      <text:p text:style-name="P8"/>
      <text:p text:style-name="P20">Fluxos secundários de eventos:</text:p>
      <text:p text:style-name="P8"/>
      <text:p text:style-name="P17">Dados fornecidos inválidos</text:p>
      <text:p text:style-name="P25"><text:span text:style-name="T6">Campos não preenchidos</text:span><text:span text:style-name="T9">: O usuário poderá não preencher todos os campos necessários.</text:span></text:p>
      <text:p text:style-name="P23"><text:span text:style-name="T6">Ação tomada</text:span><text:span text:style-name="T9">:</text:span><text:span text:style-name="T7"> </text:span><text:span text:style-name="T9">Uma mensagem referente ao campo a ser preenchido será exibida.</text:span></text:p>
      <text:p text:style-name="P6"/>
      <text:p text:style-name="P13">[RF013] Excluir Questões</text:p>
      <text:p text:style-name="P6"/>
      <text:p text:style-name="P1"><text:span text:style-name="T5">Descrição</text:span><text:span text:style-name="T7">: </text:span><text:span text:style-name="T9">Essa função tem o objetivo simples de excluir uma questão. A questão deve ser selecionada pelo seu enunciado e excluída após o usuário confirmar que deseja realmente excluir. </text:span></text:p>
      <text:p text:style-name="P8"/>
      <text:p text:style-name="P2"><text:span text:style-name="T5">Pré condições</text:span><text:span text:style-name="T7">: </text:span><text:span text:style-name="T9">Usuário está logado em sua conta.</text:span></text:p>
      <text:p text:style-name="P8"/>
      <text:p text:style-name="P2"><text:span text:style-name="T5">Fluxo principal</text:span><text:span text:style-name="T7">: </text:span></text:p>
      <text:p text:style-name="P19"><text:s text:c="4"/>- O sistema recebe o código único selecionado através de alguma funcionalidade de interface para seleção de dados e exclui a questão referenciada. </text:p>
      <text:p text:style-name="P8"/>
      <text:p text:style-name="P20">Fluxos secundários de eventos:</text:p>
      <text:p text:style-name="P18"><text:s text:c="4"/>-Sem fluxo secundário.</text:p>
      <text:p text:style-name="P6"/>
      <text:p text:style-name="P6"/>
      <text:p text:style-name="P1"><text:span text:style-name="T2">[RF014] </text:span><text:span text:style-name="T7">Fazer Login</text:span></text:p>
      <text:p text:style-name="P6"/>
      <text:p text:style-name="P1"><text:span text:style-name="T5">Descrição</text:span><text:span text:style-name="T7">: </text:span><text:span text:style-name="T9">Essa função tem como objetivo autenticar o usuário no sistema para que ele posso usufruir de todas as funcionalidades do sistema. É necessário fornecer um </text:span><text:span text:style-name="T7">e-mail</text:span><text:span text:style-name="T9"> e </text:span><text:span text:style-name="T7">senha</text:span><text:span text:style-name="T9"> para autenticar o usuário.</text:span></text:p>
      <text:p text:style-name="P8"/>
      <text:p text:style-name="P2"><text:span text:style-name="T5">Pré condições</text:span><text:span text:style-name="T7">: </text:span><text:span text:style-name="T9">É necessário ter usuário cadastrado.</text:span></text:p>
      <text:p text:style-name="P8"/>
      <text:p text:style-name="P2"><text:soft-page-break/><text:span text:style-name="T5">Fluxo principal</text:span><text:span text:style-name="T7">: </text:span></text:p>
      <text:p text:style-name="P19"><text:s text:c="4"/>- O sistema recebe os dados necessários para efetuar o login. </text:p>
      <text:p text:style-name="P19"><text:s text:c="4"/>- Os dados são validados pelo sistema, executando assim a autenticação do usuário.</text:p>
      <text:p text:style-name="P19"><text:s text:c="4"/>- Redireciona o usuário para a página administrativa. </text:p>
      <text:p text:style-name="P8"/>
      <text:p text:style-name="P8"/>
      <text:p text:style-name="P8"/>
      <text:p text:style-name="P20">Fluxos secundários de eventos:</text:p>
      <text:p text:style-name="P8"/>
      <text:p text:style-name="P17">Dados fornecidos inválidos</text:p>
      <text:p text:style-name="P2"><text:span text:style-name="T6">Campos não preenchidos</text:span><text:span text:style-name="T9">: O usuário poderá não preencher todos os campos necessários ou inserir dados inválidos.</text:span></text:p>
      <text:p text:style-name="P1"><text:span text:style-name="T6">Ação tomada</text:span><text:span text:style-name="T9">: Uma mensagem referente ao campo a ser preenchido será exibida no caso de campo(s) não preenchido(s). Uma mensagem de usuário invalido será exibida no caso de dados inválidos.</text:span></text:p>
      <text:p text:style-name="P6"/>
      <text:p text:style-name="P6"/>
      <text:p text:style-name="P1"><text:span text:style-name="T2">[RF015] </text:span><text:span text:style-name="T7">Cadastrar Usuários</text:span></text:p>
      <text:p text:style-name="P6"/>
      <text:p text:style-name="P1"><text:span text:style-name="T5">Descrição</text:span><text:span text:style-name="T7">: </text:span><text:span text:style-name="T9">Essa função tem como objetivo cadastrar o usuário no sistema para que ele posso usufruir de todas as funcionalidades do sistema. É necessário fornecer </text:span><text:span text:style-name="T7">e-mail</text:span><text:span text:style-name="T9">, </text:span><text:span text:style-name="T7">senha, nome e userName</text:span><text:span text:style-name="T9">.</text:span></text:p>
      <text:p text:style-name="P8"/>
      <text:p text:style-name="P2"><text:span text:style-name="T5">Pré condições</text:span><text:span text:style-name="T7">: </text:span><text:span text:style-name="T9">Não existir um usuário com o mesmo e-mail.</text:span></text:p>
      <text:p text:style-name="P8"/>
      <text:p text:style-name="P2"><text:span text:style-name="T5">Fluxo principal</text:span><text:span text:style-name="T7">: </text:span></text:p>
      <text:p text:style-name="P19"><text:s text:c="4"/>- O sistema recebe os dados necessários para efetuar o cadastro. </text:p>
      <text:p text:style-name="P19"><text:s text:c="4"/>- Os dados são validados pelo sistema e salvo no banco de dados.</text:p>
      <text:p text:style-name="P19"><text:s text:c="4"/>- Redireciona o usuário para a página de login.</text:p>
      <text:p text:style-name="P8"/>
      <text:p text:style-name="P20">Fluxos secundários de eventos:</text:p>
      <text:p text:style-name="P8"/>
      <text:p text:style-name="P17">Dados fornecidos inválidos</text:p>
      <text:p text:style-name="P2"><text:span text:style-name="T6">Campos não preenchidos</text:span><text:span text:style-name="T9">: O usuário poderá não preencher todos os campos necessários ou inserir um e-mail já cadastrado.</text:span></text:p>
      <text:p text:style-name="P1"><text:span text:style-name="T6">Ação tomada</text:span><text:span text:style-name="T9">: Uma mensagem referente ao campo a ser preenchido será exibida no caso de campo(s) não preenchido(s). Uma mensagem de e-mail indisponível deve ser exibida no caso de já existir um usuário com o e-mail inserido.</text:span></text:p>
      <text:p text:style-name="P6"/>
      <text:p text:style-name="P6"/>
      <text:p text:style-name="P6"/>
      <text:p text:style-name="P33">3.2 Requisitos não Funcionais</text:p>
      <text:p text:style-name="P6"/>
      <text:p text:style-name="P1"><text:span text:style-name="T2">[RNF001] </text:span><text:span text:style-name="T7">Linguagem de Programação (JAVA)</text:span></text:p>
      <text:p text:style-name="P6"/>
      <text:p text:style-name="P1"><text:span text:style-name="T5">Descrição</text:span><text:span text:style-name="T7">: </text:span><text:span text:style-name="T9">A aplicação dese ser desenvolvida em java, em qualquer versão superior a 5.</text:span></text:p>
      <text:p text:style-name="P6"><text:soft-page-break/></text:p>
      <text:p text:style-name="P1"><text:span text:style-name="T2">[RNF002] </text:span><text:span text:style-name="T7">API/Biblioteca para gerar PDF</text:span></text:p>
      <text:p text:style-name="P6"/>
      <text:p text:style-name="P1"><text:span text:style-name="T5">Descrição</text:span><text:span text:style-name="T7">: </text:span><text:span text:style-name="T9">É necessário usar alguma API/Biblioteca para gerar os documentos especificados anteriormente. Visto que, gerar PDF/DOC de forma implemental é inviável e desnecessário.</text:span></text:p>
      <text:p text:style-name="P18">Obs.: É importante que o arcabouço escolhido, esteja atualizado e possa ser usado na versão da linguagem escolhida.</text:p>
      <text:p text:style-name="P6"/>
      <text:p text:style-name="P36"/>
      <text:p text:style-name="P36"/>
      <text:p text:style-name="P36"/>
      <text:p text:style-name="P36"/>
      <text:p text:style-name="P36"/>
      <text:p text:style-name="P34">4. Modelos de sistema</text:p>
      <text:p text:style-name="P13">4.1 Diagrama de Caso de Uso do sistema.</text:p>
      <text:p text:style-name="P6"/>
      <text:p text:style-name="P6"><draw:frame draw:style-name="fr1" draw:name="Objeto1" text:anchor-type="char" svg:width="17.013cm" svg:height="20.055cm" draw:z-index="0"><draw:object-ole xlink:href="./OleObj1" xlink:type="simple" xlink:show="embed" xlink:actuate="onLoad"/><draw:image xlink:href="./ObjectReplacements/OleObj1" xlink:type="simple" xlink:show="embed" xlink:actuate="onLoad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0">4.2 Diagrama de Classe</text:p>
      <text:p text:style-name="P1"><text:soft-page-break/><draw:frame draw:style-name="fr2" draw:name="1" text:anchor-type="as-char" svg:width="16.854cm" style:rel-width="scale" svg:height="10.821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40">4.3 Diagrama de Objeto</text:p>
      <text:p text:style-name="P41"/>
      <text:p text:style-name="P15">Esse diagrama tem como objetivo exemplificar como os objetos devem/podem ser instanciados a partir do Usuário.</text:p>
      <text:p text:style-name="P3"><draw:frame draw:style-name="fr2" draw:name="2" text:anchor-type="as-char" svg:width="14.314cm" style:rel-width="scale" svg:height="11.43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40">4.4 Diagrama de Atividade</text:p>
      <text:p text:style-name="P41"/>
      <text:p text:style-name="P1"><text:span text:style-name="T4">Esse diagrama tem com objetivo melhorar a explicação do requisito funcional do sistema </text:span><text:soft-page-break/><text:span text:style-name="T2">[RF004].</text:span></text:p>
      <text:p text:style-name="P1"><draw:frame draw:style-name="fr2" draw:name="3" text:anchor-type="as-char" svg:width="17.648cm" style:rel-width="scale" svg:height="8.467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Symbol" svg:font-family="Symbol"/>
    <style:font-face style:name="arial" svg:font-family="arial, sans-serif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3T00:56:47.491000000</dc:date>
    <meta:editing-duration>PT2M18S</meta:editing-duration>
    <meta:editing-cycles>2</meta:editing-cycles>
    <meta:generator>LibreOffice/5.3.4.2$Windows_x86 LibreOffice_project/f82d347ccc0be322489bf7da61d7e4ad13fe2ff3</meta:generator>
    <meta:document-statistic meta:table-count="1" meta:image-count="0" meta:object-count="4" meta:page-count="11" meta:paragraph-count="150" meta:word-count="1475" meta:character-count="9682" meta:non-whitespace-character-count="8245"/>
  </office:meta>
</office:document-meta>
</file>